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66c9e" officeooo:paragraph-rsid="00066c9e"/>
    </style:style>
    <style:style style:name="P2" style:family="paragraph" style:parent-style-name="Standard">
      <style:text-properties officeooo:rsid="00066c9e" officeooo:paragraph-rsid="000e4df6"/>
    </style:style>
    <style:style style:name="P3" style:family="paragraph" style:parent-style-name="Standard">
      <style:text-properties officeooo:rsid="0009f31a" officeooo:paragraph-rsid="00142fb1"/>
    </style:style>
    <style:style style:name="P4" style:family="paragraph" style:parent-style-name="Standard">
      <style:text-properties officeooo:rsid="000e4df6" officeooo:paragraph-rsid="00129f27"/>
    </style:style>
    <style:style style:name="P5" style:family="paragraph" style:parent-style-name="Standard">
      <style:text-properties officeooo:rsid="00160db2" officeooo:paragraph-rsid="00160db2"/>
    </style:style>
    <style:style style:name="P6" style:family="paragraph" style:parent-style-name="Standard">
      <style:text-properties officeooo:rsid="00160db2" officeooo:paragraph-rsid="003ed18a"/>
    </style:style>
    <style:style style:name="P7" style:family="paragraph" style:parent-style-name="Standard">
      <style:text-properties officeooo:rsid="000cdfd2" officeooo:paragraph-rsid="00142fb1"/>
    </style:style>
    <style:style style:name="P8" style:family="paragraph" style:parent-style-name="Standard">
      <style:text-properties officeooo:rsid="00225f70" officeooo:paragraph-rsid="00225f70"/>
    </style:style>
    <style:style style:name="P9" style:family="paragraph" style:parent-style-name="Standard">
      <style:text-properties officeooo:rsid="00273553" officeooo:paragraph-rsid="00273553"/>
    </style:style>
    <style:style style:name="P10" style:family="paragraph" style:parent-style-name="Standard">
      <style:text-properties officeooo:rsid="002de6ba" officeooo:paragraph-rsid="002de6ba"/>
    </style:style>
    <style:style style:name="P11" style:family="paragraph" style:parent-style-name="Standard">
      <style:text-properties officeooo:rsid="0046e3e3" officeooo:paragraph-rsid="0046e3e3"/>
    </style:style>
    <style:style style:name="P12" style:family="paragraph" style:parent-style-name="Standard">
      <style:text-properties officeooo:rsid="00448d33" officeooo:paragraph-rsid="00448d33"/>
    </style:style>
    <style:style style:name="P13" style:family="paragraph" style:parent-style-name="Standard">
      <style:text-properties officeooo:rsid="0046e3e3" officeooo:paragraph-rsid="0046e3e3"/>
    </style:style>
    <style:style style:name="P14" style:family="paragraph" style:parent-style-name="Standard">
      <style:text-properties officeooo:rsid="004b2bc3" officeooo:paragraph-rsid="004b2bc3"/>
    </style:style>
    <style:style style:name="P15" style:family="paragraph" style:parent-style-name="Standard">
      <style:text-properties officeooo:rsid="004d21d6" officeooo:paragraph-rsid="004d21d6"/>
    </style:style>
    <style:style style:name="P16" style:family="paragraph" style:parent-style-name="Standard">
      <style:text-properties officeooo:rsid="003f513b" officeooo:paragraph-rsid="00448d33"/>
    </style:style>
    <style:style style:name="P17" style:family="paragraph" style:parent-style-name="Standard">
      <style:text-properties officeooo:rsid="003f513b" officeooo:paragraph-rsid="0052216b"/>
    </style:style>
    <style:style style:name="P18" style:family="paragraph" style:parent-style-name="Standard">
      <style:text-properties officeooo:paragraph-rsid="0055cc10"/>
    </style:style>
    <style:style style:name="P19" style:family="paragraph" style:parent-style-name="Standard">
      <style:text-properties officeooo:paragraph-rsid="00572c8f"/>
    </style:style>
    <style:style style:name="P20" style:family="paragraph" style:parent-style-name="Standard">
      <style:text-properties officeooo:rsid="00160db2" officeooo:paragraph-rsid="003ed18a"/>
    </style:style>
    <style:style style:name="T1" style:family="text">
      <style:text-properties officeooo:rsid="000829e7"/>
    </style:style>
    <style:style style:name="T2" style:family="text">
      <style:text-properties officeooo:rsid="0010f8cc"/>
    </style:style>
    <style:style style:name="T3" style:family="text">
      <style:text-properties officeooo:rsid="00142fb1"/>
    </style:style>
    <style:style style:name="T4" style:family="text">
      <style:text-properties officeooo:rsid="00225f70"/>
    </style:style>
    <style:style style:name="T5" style:family="text">
      <style:text-properties officeooo:rsid="00244306"/>
    </style:style>
    <style:style style:name="T6" style:family="text">
      <style:text-properties officeooo:rsid="0029165f"/>
    </style:style>
    <style:style style:name="T7" style:family="text">
      <style:text-properties officeooo:rsid="002a9c9c"/>
    </style:style>
    <style:style style:name="T8" style:family="text">
      <style:text-properties officeooo:rsid="002bfef6"/>
    </style:style>
    <style:style style:name="T9" style:family="text">
      <style:text-properties officeooo:rsid="002de6ba"/>
    </style:style>
    <style:style style:name="T10" style:family="text">
      <style:text-properties officeooo:rsid="002eed5d"/>
    </style:style>
    <style:style style:name="T11" style:family="text">
      <style:text-properties officeooo:rsid="00160db2"/>
    </style:style>
    <style:style style:name="T12" style:family="text">
      <style:text-properties officeooo:rsid="003ed18a"/>
    </style:style>
    <style:style style:name="T13" style:family="text">
      <style:text-properties officeooo:rsid="003f513b"/>
    </style:style>
    <style:style style:name="T14" style:family="text">
      <style:text-properties officeooo:rsid="00404c7d"/>
    </style:style>
    <style:style style:name="T15" style:family="text">
      <style:text-properties officeooo:rsid="004b2bc3"/>
    </style:style>
    <style:style style:name="T16" style:family="text">
      <style:text-properties officeooo:rsid="004d21d6"/>
    </style:style>
    <style:style style:name="T17" style:family="text">
      <style:text-properties officeooo:rsid="004ea8a5"/>
    </style:style>
    <style:style style:name="T18" style:family="text">
      <style:text-properties officeooo:rsid="0055cc10"/>
    </style:style>
    <style:style style:name="T19" style:family="text">
      <style:text-properties officeooo:rsid="00572c8f"/>
    </style:style>
    <style:style style:name="T20" style:family="text">
      <style:text-properties officeooo:rsid="0057d014" loext:padding="0cm" loext:border="none"/>
    </style:style>
    <style:style style:name="T21" style:family="text">
      <style:text-properties fo:language="fr" fo:country="FR" loext:padding="0cm" loext:border="none"/>
    </style:style>
    <style:style style:name="T22" style:family="text">
      <style:text-properties loext:padding="0cm" loext:border="none"/>
    </style:style>
    <style:style style:name="T23" style:family="text">
      <style:text-properties officeooo:rsid="00590480"/>
    </style:style>
    <style:style style:name="T24" style:family="text">
      <style:text-properties officeooo:rsid="00590480" loext:padding="0cm" loext:border="none"/>
    </style:style>
    <style:style style:name="T25" style:family="text">
      <style:text-properties officeooo:rsid="00593b01"/>
    </style:style>
    <style:style style:name="T26" style:family="text">
      <style:text-properties officeooo:rsid="00593b01" loext:padding="0cm" loext:border="none"/>
    </style:style>
    <style:style style:name="T27" style:family="text">
      <style:text-properties officeooo:rsid="005a9329"/>
    </style:style>
    <style:style style:name="T28" style:family="text">
      <style:text-properties officeooo:rsid="005a9329" loext:padding="0cm"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 vais maintenant aborder les aspects relatifs à la conception et <text:span text:style-name="T1">au</text:span> codage des composants.</text:p>
      <text:p text:style-name="P1"/>
      <text:p text:style-name="P2"><text:span text:style-name="T1">Après avoir procédé à l’analyse des besoins de l’application, l</text:span>a première étape <text:span text:style-name="T1">de la conception consiste à modéliser les fonctionnalités et à produire ce que l’on appelle un <text:s/>modèle logique de données . Le modèle logique de Smart Fitness est le suivant ⇒ <text:s/>Afin de faciliter sa lecture, j’ai regroupé les fonctionnalités par domaine et par couleur. (+ zoom sur chacun des domaines)</text:span></text:p>
      <text:p text:style-name="P2"/>
      <text:p text:style-name="P4">En parallèle à la modélisation, il est également <text:span text:style-name="T4">intéressant</text:span> <text:span text:style-name="T4">d’avoir une idée de l’identité visuelle </text:span>d<text:span text:style-name="T4">u site en</text:span> <text:span text:style-name="T2">présentant un jeu de wire frame : <text:s/>Par exemple le gabarit de la page de réservation à destination des clients sera le suivant ⇒</text:span></text:p>
      <text:p text:style-name="P8">Un autre wireframe représente la vue sur les revenues et dépenses générés par chaque équipement. <text:span text:style-name="T3">⇒</text:span></text:p>
      <text:p text:style-name="P3">Dans un second temps il s’agit de mettre en place les plates-formes de développement. L’application Smart Fitness tourne avec le framework spring boot adossé à une base de donnée <text:span text:style-name="T5">relationnelle</text:span> MySQL et déléguant l’affichage des pages HTML à Angular <text:span text:style-name="T15">qui tourne sur un serveur nodejs</text:span>. <text:span text:style-name="T7">Je vous propose d’entrer dans le détail de chacun de ses composants :</text:span></text:p>
      <text:p text:style-name="P3"/>
      <text:p text:style-name="P7"><text:span text:style-name="T5">Une</text:span> base de donnée <text:span text:style-name="T5">permet de stocker des données dans des tables. Afin de sécuriser</text:span> le stockage des informations sensibles <text:span text:style-name="T9">et confidentielles</text:span> <text:span text:style-name="T8">j’ai utilisé l’algorithme Bcrypt comme technique de</text:span> c<text:span text:style-name="T7">hiffrement pour les </text:span>mots de passe. <text:span text:style-name="T7">Cette algorithme est basé sur la fonction de hachage Eksblowfish avec une gestion du salage</text:span> <text:span text:style-name="T8">pour contourner les rainbow tables, ce </text:span>qui permet de brouiller les mots de passe sur une soixante de caractères et de générer deux chiffrements différents pour des mots de passe identiques.</text:p>
      <text:p text:style-name="P7"/>
      <text:p text:style-name="P10">En ce qui concerne<text:span text:style-name="T11"> angular, c’est un framework applicatif google permettant d’écrire des pages SPA, ce qui évite le rechargement des pages lorsqu’il y a une mise à jour des données. J’ai utilisé les composants graphiques de la librairie Angular Material, ce qui permet <text:s/>d’avoir un site responsive et qui est donc en mseure compatible avec les pc, tablettes et mobiles. En outre, Material Angular permet de se protéger des failles XSS. Le principe du cross site scripting est d’injecter du code côté client. Par exemple sur le site de Smart Fitness, il est possible pour les managers d’uploader une image pour illustrer un équipement sur la page de réservation et de remplir un champ de description. Si je n’avais pas utilisé la librairie Angular Material, alors un attaquant aurait pu mettre comme description du code permettant de lire les cookies d’un utilisateur, la page uploadée sur le serveur aurait eu alors dans son champ description ce code malicieux. Et lorsqu’un client aurait accédé à la page de réservation proposant l’équipement et sa description vérolée, tous ses cookies auraient été envoyés vers le site de l’attaquant. Mais avec Angular Material, les composants de l’interface utilisateur sont protégés des failles XSS. Pour cela Angular Material procède à la sanitization de toutes les variables ayant pour fonction de capturer les entrées utilisateur comme ici le champ de description. Le principe de la sanitization est d’encoder tous les caractères HTML et java script afin d’empêcher leur exécution.</text:span></text:p>
      <text:p text:style-name="P5"/>
      <text:p text:style-name="P6"><text:span text:style-name="T13">En ce qui concerne le framework </text:span>Spring<text:span text:style-name="T12">Boot, il fait tourner sur un serveur web tomcat un projet Spring correspondant au back-end de Smart Fitness. =&gt; L’architecture <text:s/>du back-end est la suivante (Philippe)</text:span></text:p>
      <text:p text:style-name="P11">Cette architecture qui comprend un contrôleur, des entités et affiche les données via le serveur de présentation est structuré selon une approche MVC qui présente l’avantage de découper le code source en unités fonctionnelles. Le modèle MVC se compose de trois couches <text:span text:style-name="T23">=&gt;</text:span></text:p>
      <text:p text:style-name="P11"/>
      <text:p text:style-name="P11">Pour le projet Smart Fitness, une adaptation a été apportée à ce modèle</text:p>
      <text:p text:style-name="P11">(Philippe)<text:span text:style-name="T23">Comme dans mon back l</text:span>es requêtes <text:span text:style-name="T15">SQL</text:span> <text:span text:style-name="T25">ne </text:span>se f<text:span text:style-name="T23">on</text:span>t <text:span text:style-name="T23">pas</text:span> au niveau du contrôleur mais dans une couche de services, le modèle MVC <text:span text:style-name="T15">inclue une couche intermédiaire, la couche logique métier qui a donc pour rôle de délester le contrôleur de toute la gestion du traitement des requêtes SQL</text:span></text:p>
      <text:p text:style-name="P11"><text:soft-page-break/></text:p>
      <text:p text:style-name="P14">Comme les échanges entre le serveur spring boot et le serveur de présentation node hébergeant les pages angular se font sur la base d’une authentification stateless, les informations ayant permis à un utilisateur de se connecter ne sont pas conservées entre deux requêtes successives. Une des failles potentielles de sécurité des applications stateless est <text:span text:style-name="T25">le </text:span>Cross-Site Request Forgery. Le principe de cette attaque est d’envoyer à un utilisateur déjà authentifié <text:span text:style-name="T25">sur le site</text:span> comme par exemple un manager au profil admin une requête falsifiée l’invitant à modifier les informations d’un compte utilisateur du staff Smart Fitness sans que le manager ne se rende compte de rien. Pour <text:s/><text:span text:style-name="T25">être</text:span> protéger des failles CSRF, le module <text:span text:style-name="T16">spring security de Spring Boot utilise la bibliothèque JWT pour générer un token signé qui sera intégré dans le header des échanges entre le backend et le front et vérifier ainsi la légitimité des requêtes</text:span></text:p>
      <text:p text:style-name="P6"/>
      <text:p text:style-name="P15">(Philippe)</text:p>
      <text:p text:style-name="P16"><text:span text:style-name="T16">En ce qui concerne l</text:span>a communication du back-end avec la base de données <text:span text:style-name="T17">celle-ci repose sur le module Spring Data JPA.</text:span> <text:span text:style-name="T17">Ce module permet de réaliser</text:span> <text:span text:style-name="T17">un mapping entre les entités du modèle objet et les tables de la base de données relationnelle via un jeu d’annotations, de disposer via l’interface JpaRepository des opérations CRUD auto-générées et d’</text:span>é<text:span text:style-name="T14">crire des requêtes à partir de noms de méthode. </text:span></text:p>
      <text:p text:style-name="P12">A l’écran, <text:s/>voici 4 exemples de requêtes écrites à partir des noms de méthodes</text:p>
      <text:p text:style-name="P12"/>
      <text:p text:style-name="P17"><text:span text:style-name="T14">L’utilisation de Spring Data JPA permet également de se protéger de l’injection SQL qui est une autre faille de sécurité. Le principe d’une injection SQL consiste à partir d’une entrée utilisateur à altérer une requête SQL à destination d’une base de données. En évitant de faire des références directes aux entrées utilisateurs, lSpring Data JPA permet à l’application de ne pas être exposée à l’injection SQL.</text:span></text:p>
      <text:p text:style-name="P17"/>
      <text:p text:style-name="P18"><text:span text:style-name="T18">Avec les tests, la mise au point du développement réside dans l’activité de veille et de recherche de résolution de problèmes sur Internet. Ainsi pour trouver comment éviter que les mots de passe circulent en clair sur le réseau lorsqu’un utilisateur se connecte, la recherche dans google de Spring Boot Basic Authentication angular 7, m’a permis d’avoir sur le site medium une explication et un exemple d’implémentation de Basic Authentication pour encoder le mot de passe.</text:span></text:p>
      <text:p text:style-name="P19"><text:span text:style-name="T19">Un autre exemple de recherche m’a permis de connaître les raisons des erreurs lors de l’import des requêtes sql et des procédures stockées au lancement de Spring Boot et comment les résoudre grâce à StackOverFlow après avoir taper « </text:span><text:span text:style-name="T21">syntax error trigger mysql spring boot application.properties »</text:span><text:span text:style-name="T20">. </text:span><text:span text:style-name="T24">De même la recherche de « java hashmap collection » m’a aidé à comprendre </text:span><text:span text:style-name="T28">quelles étaient les méthodes de</text:span><text:span text:style-name="T24"> cette collection </text:span><text:span text:style-name="T28">sur le site d’Oracle</text:span></text:p>
      <text:p text:style-name="P18"/>
      <text:p text:style-name="P18"><text:span text:style-name="T18">En guise de conclusion, je souhaiterais faire remarquer qu’en plus de l’investissement personnel nécessaire à l’apprentissage des concepts informatiques, la clé pour être un bon développeur réside dans les méthodes de travail, les activités de veille et la confrontation des points de vue avec les collègues.</text:span></text:p>
      <text:p text:style-name="P9">Pour <text:span text:style-name="T9">c</text:span>e projet j’ai pu ainsi travaillé en mode agile ce qui m’a permis de mettre en œuvre des ébauches de fonctionnalités opérationnelles <text:span text:style-name="T27">d’entrée de jeu</text:span>, <text:span text:style-name="T10">puis ensuite de les </text:span>enrichir <text:span text:style-name="T6">au fur et à mesure. J’ai pu également</text:span> <text:span text:style-name="T6">optimiser <text:s/>l’implémentation de mon code après avoir analysé comme les autres étudiants s’y étaient pris sur la même problématique que la mienne. On m’a également donné des conseils en termes d’organisation et de méthode pour gagner en efficacité et en productivité. <text:s/>J’ai pu ainsi découvrir des outils comme trello, faire du peer programming. Bien que difficile à appréhender, cette nouvelle orientation professionnelle me donne beaucoup de satisfaction et me pousse à continuer à acquérir de nouvelles connaissan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Standard_20__28_user_29_" style:display-name="Standard (user)"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itre1" style:family="paragraph" style:parent-style-name="Standard_20__28_user_29_" style:default-outline-level="">
      <style:paragraph-properties fo:margin-top="0.42cm" fo:margin-bottom="0.21cm" loext:contextual-spacing="false" style:line-height-at-least="0.353cm"/>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Titre2" style:family="paragraph" style:parent-style-name="Standard_20__28_user_29_" style:default-outline-level="">
      <style:paragraph-properties fo:margin-top="0.42cm" fo:margin-bottom="0.21cm" loext:contextual-spacing="false" style:line-height-at-least="0.353cm"/>
      <style:text-properties fo:color="#000000" style:text-outline="false" style:text-line-through-style="none" style:text-line-through-type="none" style:font-name="Arial" fo:font-family="Arial"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Ligne_20_de_20_cote" style:display-name="Ligne de cot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BrightBlue_7e_LT_7e_Gliederung_20_1" style:display-name="BrightBlue~LT~Gliederung 1" style:family="paragraph" style:default-outline-level="">
      <style:paragraph-properties fo:margin-top="0cm" fo:margin-bottom="0.406cm"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BrightBlue_7e_LT_7e_Gliederung_20_2" style:display-name="BrightBlue~LT~Gliederung 2" style:family="paragraph" style:parent-style-name="BrightBlue_7e_LT_7e_Gliederung_20_1" style:default-outline-level="">
      <style:paragraph-properties fo:margin-top="0cm" fo:margin-bottom="0.325cm" loext:contextual-spacing="false"/>
      <style:text-properties fo:color="#000000" style:text-outline="false" style:text-line-through-style="none" style:text-line-through-type="none" style:font-name="Liberation Sans1" fo:font-family="'Liberation Sans'" style:font-family-generic="roman" style:font-pitch="variable" fo:font-size="22.5pt" fo:font-style="normal" fo:text-shadow="none" style:text-underline-style="none" fo:font-weight="normal" style:letter-kerning="true" style:font-size-asian="22.5pt" style:font-style-asian="normal" style:font-weight-asian="normal" style:text-emphasize="none"/>
    </style:style>
    <style:style style:name="BrightBlue_7e_LT_7e_Gliederung_20_3" style:display-name="BrightBlue~LT~Gliederung 3" style:family="paragraph" style:parent-style-name="BrightBlue_7e_LT_7e_Gliederung_20_2" style:default-outline-level="">
      <style:paragraph-properties fo:margin-top="0cm" fo:margin-bottom="0.243cm" loext:contextual-spacing="false"/>
      <style:text-properties fo:color="#000000" style:text-outline="false" style:text-line-through-style="none" style:text-line-through-type="none" style:font-name="Liberation Sans1" fo:font-family="'Liberation Sans'" style:font-family-generic="roman" style:font-pitch="variable" fo:font-size="19.5pt" fo:font-style="normal" fo:text-shadow="none" style:text-underline-style="none" fo:font-weight="normal" style:letter-kerning="true" style:font-size-asian="19.5pt" style:font-style-asian="normal" style:font-weight-asian="normal" style:text-emphasize="none"/>
    </style:style>
    <style:style style:name="BrightBlue_7e_LT_7e_Gliederung_20_4" style:display-name="BrightBlue~LT~Gliederung 4" style:family="paragraph" style:parent-style-name="BrightBlue_7e_LT_7e_Gliederung_20_3" style:default-outline-level="">
      <style:paragraph-properties fo:margin-top="0cm" fo:margin-bottom="0.162cm" loext:contextual-spacing="false"/>
      <style:text-properties fo:color="#00000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5" style:display-name="BrightBlue~LT~Gliederung 5" style:family="paragraph" style:parent-style-name="BrightBlue_7e_LT_7e_Gliederung_20_4" style:default-outline-level="">
      <style:paragraph-properties fo:margin-top="0cm" fo:margin-bottom="0.081cm" loext:contextual-spacing="false"/>
      <style:text-properties fo:color="#00000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6" style:display-name="BrightBlue~LT~Gliederung 6" style:family="paragraph" style:parent-style-name="BrightBlue_7e_LT_7e_Gliederung_20_5" style:default-outline-level="">
      <style:paragraph-properties fo:margin-top="0cm" fo:margin-bottom="0.081cm" loext:contextual-spacing="false"/>
      <style:text-properties fo:color="#00000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7" style:display-name="BrightBlue~LT~Gliederung 7" style:family="paragraph" style:parent-style-name="BrightBlue_7e_LT_7e_Gliederung_20_6" style:default-outline-level="">
      <style:paragraph-properties fo:margin-top="0cm" fo:margin-bottom="0.081cm" loext:contextual-spacing="false"/>
      <style:text-properties fo:color="#00000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8" style:display-name="BrightBlue~LT~Gliederung 8" style:family="paragraph" style:parent-style-name="BrightBlue_7e_LT_7e_Gliederung_20_7" style:default-outline-level="">
      <style:paragraph-properties fo:margin-top="0cm" fo:margin-bottom="0.081cm" loext:contextual-spacing="false"/>
      <style:text-properties fo:color="#00000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9" style:display-name="BrightBlue~LT~Gliederung 9" style:family="paragraph" style:parent-style-name="BrightBlue_7e_LT_7e_Gliederung_20_8" style:default-outline-level="">
      <style:paragraph-properties fo:margin-top="0cm" fo:margin-bottom="0.081cm" loext:contextual-spacing="false"/>
      <style:text-properties fo:color="#00000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Titel" style:display-name="Br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35.5pt" fo:font-style="normal" fo:text-shadow="none" style:text-underline-style="none" fo:font-weight="normal" style:letter-kerning="true" style:font-name-asian="DejaVu Sans" style:font-family-asian="'DejaVu Sans'" style:font-family-generic-asian="system" style:font-pitch-asian="variable" style:font-size-asian="35.5pt" style:font-style-asian="normal" style:font-weight-asian="normal" style:font-name-complex="Liberation Sans2" style:font-family-complex="'Liberation Sans'" style:font-family-generic-complex="system" style:font-pitch-complex="variable" style:font-size-complex="12pt" style:text-emphasize="none"/>
    </style:style>
    <style:style style:name="BrightBlue_7e_LT_7e_Untertitel" style:display-name="BrightBlu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rightBlue_7e_LT_7e_Notizen" style:display-name="BrightBlue~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rightBlue_7e_LT_7e_Hintergrundobjekte" style:display-name="BrightBlue~LT~Hintergrundobjekte"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BrightBlue_7e_LT_7e_Hintergrund" style:display-name="BrightBlu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406cm"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325cm" loext:contextual-spacing="false"/>
      <style:text-properties fo:color="#000000" style:text-outline="false" style:text-line-through-style="none" style:text-line-through-type="none" style:font-name="Liberation Sans1" fo:font-family="'Liberation Sans'" style:font-family-generic="roman" style:font-pitch="variable" fo:font-size="22.5pt" fo:font-style="normal" fo:text-shadow="none" style:text-underline-style="none" fo:font-weight="normal" style:letter-kerning="true" style:font-size-asian="22.5pt" style:font-style-asian="normal" style:font-weight-asian="normal" style:text-emphasize="none"/>
    </style:style>
    <style:style style:name="Plan_20_3" style:display-name="Plan 3" style:family="paragraph" style:parent-style-name="Plan_20_2" style:default-outline-level="">
      <style:paragraph-properties fo:margin-top="0cm" fo:margin-bottom="0.243cm" loext:contextual-spacing="false"/>
      <style:text-properties fo:color="#000000" style:text-outline="false" style:text-line-through-style="none" style:text-line-through-type="none" style:font-name="Liberation Sans1" fo:font-family="'Liberation Sans'" style:font-family-generic="roman" style:font-pitch="variable" fo:font-size="19.5pt" fo:font-style="normal" fo:text-shadow="none" style:text-underline-style="none" fo:font-weight="normal" style:letter-kerning="true" style:font-size-asian="19.5pt" style:font-style-asian="normal" style:font-weight-asian="normal" style:text-emphasize="none"/>
    </style:style>
    <style:style style:name="Plan_20_4" style:display-name="Plan 4" style:family="paragraph" style:parent-style-name="Plan_20_3" style:default-outline-level="">
      <style:paragraph-properties fo:margin-top="0cm" fo:margin-bottom="0.162cm" loext:contextual-spacing="false"/>
      <style:text-properties fo:color="#00000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Plan_20_5" style:display-name="Plan 5" style:family="paragraph" style:parent-style-name="Plan_20_4" style:default-outline-level="">
      <style:paragraph-properties fo:margin-top="0cm" fo:margin-bottom="0.081cm" loext:contextual-spacing="false"/>
      <style:text-properties fo:color="#00000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Plan_20_6" style:display-name="Plan 6" style:family="paragraph" style:parent-style-name="Plan_20_5" style:default-outline-level="">
      <style:paragraph-properties fo:margin-top="0cm" fo:margin-bottom="0.081cm" loext:contextual-spacing="false"/>
      <style:text-properties fo:color="#00000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Plan_20_7" style:display-name="Plan 7" style:family="paragraph" style:parent-style-name="Plan_20_6" style:default-outline-level="">
      <style:paragraph-properties fo:margin-top="0cm" fo:margin-bottom="0.081cm" loext:contextual-spacing="false"/>
      <style:text-properties fo:color="#00000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Plan_20_8" style:display-name="Plan 8" style:family="paragraph" style:parent-style-name="Plan_20_7" style:default-outline-level="">
      <style:paragraph-properties fo:margin-top="0cm" fo:margin-bottom="0.081cm" loext:contextual-spacing="false"/>
      <style:text-properties fo:color="#00000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Plan_20_9" style:display-name="Plan 9" style:family="paragraph" style:parent-style-name="Plan_20_8" style:default-outline-level="">
      <style:paragraph-properties fo:margin-top="0cm" fo:margin-bottom="0.081cm" loext:contextual-spacing="false"/>
      <style:text-properties fo:color="#00000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21:15:32.308957605</meta:creation-date>
    <dc:date>2019-06-07T20:45:49.067946487</dc:date>
    <meta:editing-duration>PT4H48M41S</meta:editing-duration>
    <meta:editing-cycles>39</meta:editing-cycles>
    <meta:generator>LibreOffice/6.0.7.3$Linux_X86_64 LibreOffice_project/00m0$Build-3</meta:generator>
    <meta:document-statistic meta:table-count="0" meta:image-count="0" meta:object-count="0" meta:page-count="2" meta:paragraph-count="20" meta:word-count="1263" meta:character-count="7820" meta:non-whitespace-character-count="6567"/>
  </office:meta>
</office:document-meta>
</file>